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Bean.setCustomEnumSet( Set &lt; CustomEnum &gt; customEnum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createInstance( Set &lt; Integer &gt; integ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nericBean( Set &lt; Integer &gt; integerSet , List &lt; Resource &gt; resourc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Bean.setCustomEnumSetMismatch( Set &lt; String &gt; customEnum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Bean.getGenericLis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Numb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ListOf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CustomEnumArray( CustomEnum [ ] custo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MapOfLists( Map &lt; Integer , List &lt; Integer &gt; &gt; mapOfL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NumberSet( Set &lt; ? extends Number &gt; numb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StandardEnumSet( EnumSet &lt; CustomEnum &gt; standardEnum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nericBean( boolean someFlag , Map &lt; Number , Collection &lt; ? extends Object &gt; &gt; collectio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ResourceList( List &lt; Resource &gt; resourc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MapOfMaps( Map &lt; String , Map &lt; Integer , Long &gt; &gt; mapOfM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Plai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nericBean( Map &lt; Short , Integer &gt; shortMap ,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Bean.setCustomEnum( CustomEnum custo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createInstance( HashSet &lt; Integer &gt; integerSet , Map &lt; Short , Integer &gt; shor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createInstance( Set &lt; Integer &gt; integerSet , List &lt; Resource &gt; resourc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TestBea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nericBean( HashSet &lt; Integer &gt; integerSet , Map &lt; Short , Integer &gt; shor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Bean.getLo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CustomEnumSet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Shor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ListOf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neri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Bean.setGenericProperty( T generic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Custom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ListOfMaps( List &lt; Map &lt; Integer , Long &gt; &gt; listOfM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Resourc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Collectio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Standard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Generic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MapOf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CollectionMap( Map &lt; Number , Collection &lt; ? extends Object &gt; &gt; collectio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Standard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GenericListProperty( List &lt; T &gt; genericLis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createInstance( Map &lt; Short , Integer &gt; shortMap ,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MapOf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ListOfLists( List &lt; List &lt; Integer &gt; &gt; listOfL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createInstance( Map map , Map &lt; Short , Integer &gt; shor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TestBeanSet( Set &lt; ITestBean &gt; testBea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nericBean( Map &lt; ? , ? &gt; plainMap , Map &lt; Short , Integer &gt; shor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Bean.createInstance( boolean someFlag , Map &lt; Number , Collection &lt; ? extends Object &gt; &gt; collectio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createInstance( HashMap &lt; Long , ? &gt; lon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IntegerSet( Set &lt; Integer &gt; integ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ShortMap( Map &lt; Short , Integer &gt; shor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TestBea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StandardEnumMap( EnumMap &lt; CustomEnum , Integer &gt; standardEnum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Custom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ListOfArrays( ArrayList &lt; String [ ] &gt; listOfArr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LongMap( HashMap &lt; Long , ? &gt; lon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nericBean( HashMap &lt; Long , ? &gt; lon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Integ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ListOf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tCustomEnum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GenericBean( Set &lt; Integer &gt; integ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Bean.setTestBeanList( List &lt; TestBean &gt; testBea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